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style:text-underline-style="solid" style:text-underline-width="auto" style:text-underline-color="font-color" officeooo:rsid="0008a7b6" officeooo:paragraph-rsid="0008a7b6" style:font-size-asian="36pt" style:font-size-complex="36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8a7b6" officeooo:paragraph-rsid="0008a7b6" style:font-size-asian="12.25pt" style:font-size-complex="14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8a7b6" officeooo:paragraph-rsid="0008a7b6" style:font-size-asian="14pt" style:font-size-complex="16pt"/>
    </style:style>
    <style:style style:name="P4" style:family="paragraph" style:parent-style-name="Standard">
      <style:text-properties fo:font-size="16pt" style:text-underline-style="none" officeooo:rsid="0008a7b6" officeooo:paragraph-rsid="0008a7b6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ch me if u can</text:p>
      <text:p text:style-name="P2"/>
      <text:p text:style-name="P3">var-</text:p>
      <text:p text:style-name="P4">poacher-turtle</text:p>
      <text:p text:style-name="P4">farmer-turtle</text:p>
      <text:p text:style-name="P4">trees-turt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6:58:20.915987232</meta:creation-date>
    <dc:date>2018-08-12T17:04:26.792492168</dc:date>
    <meta:editing-duration>PT6M7S</meta:editing-duration>
    <meta:editing-cycles>1</meta:editing-cycles>
    <meta:document-statistic meta:table-count="0" meta:image-count="0" meta:object-count="0" meta:page-count="1" meta:paragraph-count="5" meta:word-count="9" meta:character-count="60" meta:non-whitespace-character-count="56"/>
    <meta:generator>LibreOffice/6.0.3.2$Linux_X86_64 LibreOffice_project/00m0$Build-2</meta:generator>
  </office:meta>
</office:document-meta>
</file>